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3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3.3cm" svg:x="9.3cm" svg:y="2.8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cm" svg:height="2.1cm" svg:x="15.3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3.1cm" svg:x="9.6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1cm" svg:x="9.5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1cm" svg:x="3cm" svg:y="10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cm" svg:y1="6.1cm" svg:x2="10.6cm" svg:y2="9.8cm">
          <text:p/>
        </draw:line>
        <draw:line draw:style-name="gr4" draw:text-style-name="P2" draw:layer="layout" svg:x1="11.8cm" svg:y1="6.2cm" svg:x2="11.7cm" svg:y2="9.7cm">
          <text:p/>
        </draw:line>
        <draw:line draw:style-name="gr4" draw:text-style-name="P2" draw:layer="layout" svg:x1="13.3cm" svg:y1="10.3cm" svg:x2="15.4cm" svg:y2="10.3cm">
          <text:p/>
        </draw:line>
        <draw:line draw:style-name="gr4" draw:text-style-name="P2" draw:layer="layout" svg:x1="11.3cm" svg:y1="12.9cm" svg:x2="11.3cm" svg:y2="15.6cm">
          <text:p/>
        </draw:line>
        <draw:line draw:style-name="gr4" draw:text-style-name="P2" draw:layer="layout" svg:x1="9.5cm" svg:y1="16.8cm" svg:x2="4.8cm" svg:y2="12.6cm">
          <text:p/>
        </draw:line>
        <draw:line draw:style-name="gr4" draw:text-style-name="P2" draw:layer="layout" svg:x1="7cm" svg:y1="11.4cm" svg:x2="9.7cm" svg:y2="11.4cm">
          <text:p/>
        </draw:line>
        <draw:frame draw:style-name="gr5" draw:text-style-name="P3" draw:layer="layout" svg:width="3.3cm" svg:height="1.673cm" svg:x="9.8cm" svg:y="15.9cm">
          <draw:text-box>
            <text:p>External url</text:p>
          </draw:text-box>
        </draw:frame>
        <draw:frame draw:style-name="gr6" draw:text-style-name="P3" draw:layer="layout" svg:width="3.4cm" svg:height="1.673cm" svg:x="15.7cm" svg:y="10cm">
          <draw:text-box>
            <text:p>Web repository</text:p>
          </draw:text-box>
        </draw:frame>
        <draw:frame draw:style-name="gr7" draw:text-style-name="P3" draw:layer="layout" svg:width="3.4cm" svg:height="2.384cm" svg:x="9.7cm" svg:y="10.2cm">
          <draw:text-box>
            <text:p>Page downloader</text:p>
          </draw:text-box>
        </draw:frame>
        <draw:frame draw:style-name="gr8" draw:text-style-name="P3" draw:layer="layout" svg:width="3.6cm" svg:height="1.9cm" svg:x="3.3cm" svg:y="10.4cm">
          <draw:text-box>
            <text:p>Crawler frontier</text:p>
          </draw:text-box>
        </draw:frame>
        <draw:frame draw:style-name="gr7" draw:text-style-name="P3" draw:layer="layout" svg:width="1.9cm" svg:height="2.384cm" svg:x="7.5cm" svg:y="9.5cm">
          <draw:text-box>
            <text:p>URL</text:p>
          </draw:text-box>
        </draw:frame>
        <draw:frame draw:style-name="gr6" draw:text-style-name="P3" draw:layer="layout" svg:width="2.4cm" svg:height="1.3cm" svg:x="9.6cm" svg:y="13.5cm">
          <draw:text-box>
            <text:p>URL</text:p>
          </draw:text-box>
        </draw:frame>
        <draw:frame draw:style-name="gr9" draw:text-style-name="P3" draw:layer="layout" svg:width="3.7cm" svg:height="1.673cm" svg:x="12.1cm" svg:y="6.7cm">
          <draw:text-box>
            <text:p>Webpages</text:p>
          </draw:text-box>
        </draw:frame>
        <draw:frame draw:style-name="gr10" draw:text-style-name="P3" draw:layer="layout" svg:width="4.4cm" svg:height="1.673cm" svg:x="14cm" svg:y="12.2cm">
          <draw:text-box>
            <text:p>Text &amp; Meta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4T02:42:25.335727663</meta:creation-date>
    <dc:date>2020-05-24T02:55:11.245237080</dc:date>
    <meta:editing-duration>PT2M14S</meta:editing-duration>
    <meta:editing-cycles>1</meta:editing-cycles>
    <meta:document-statistic meta:object-count="19"/>
    <meta:generator>LibreOffice/6.0.7.3$Linux_X86_64 LibreOffice_project/00m0$Build-3</meta:generator>
  </office:meta>
</office:document-meta>
</file>